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4.667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3.177cm"/>
    </style:style>
    <style:style style:name="co5" style:family="table-column">
      <style:table-column-properties fo:break-before="auto" style:column-width="3.524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478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3.367cm"/>
    </style:style>
    <style:style style:name="co10" style:family="table-column">
      <style:table-column-properties fo:break-before="auto" style:column-width="2.223cm"/>
    </style:style>
    <style:style style:name="co11" style:family="table-column">
      <style:table-column-properties fo:break-before="auto" style:column-width="2.667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3.3cm"/>
    </style:style>
    <style:style style:name="co14" style:family="table-column">
      <style:table-column-properties fo:break-before="auto" style:column-width="5.318cm"/>
    </style:style>
    <style:style style:name="co15" style:family="table-column">
      <style:table-column-properties fo:break-before="auto" style:column-width="5.191cm"/>
    </style:style>
    <style:style style:name="co16" style:family="table-column">
      <style:table-column-properties fo:break-before="auto" style:column-width="4.549cm"/>
    </style:style>
    <style:style style:name="co17" style:family="table-column">
      <style:table-column-properties fo:break-before="auto" style:column-width="1.716cm"/>
    </style:style>
    <style:style style:name="co18" style:family="table-column">
      <style:table-column-properties fo:break-before="auto" style:column-width="8.00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Dashboard">
      <style:table-properties table:display="true" style:writing-mode="lr-tb" table:tab-color="#1c819e"/>
    </style:style>
    <style:style style:name="ta2" style:family="table" style:master-page-name="PageStyle_5f_Resultados">
      <style:table-properties table:display="true" style:writing-mode="lr-tb" table:tab-color="#ffbe00"/>
    </style:style>
    <style:style style:name="ta3" style:family="table" style:master-page-name="PageStyle_5f_Queries">
      <style:table-properties table:display="true" style:writing-mode="lr-tb" table:tab-color="#404040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011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10114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3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2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1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0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37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solid" svg:stroke-width="0cm" svg:stroke-color="#008000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/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gr3" style:family="graphic" style:parent-style-name="Default">
      <style:graphic-properties draw:stroke="solid" svg:stroke-width="0.026cm" svg:stroke-color="#bcbcbc" draw:stroke-linejoin="round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/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gr4" style:family="graphic" style:parent-style-name="Default">
      <style:graphic-properties draw:stroke="solid" svg:stroke-width="0.026cm" svg:stroke-color="#bcbcbc" draw:stroke-linejoin="round" draw:fill="solid" draw:fill-color="#ffffff" draw:textarea-horizontal-align="justify" draw:textarea-vertical-align="top" draw:auto-grow-height="false" draw:fit-to-size="false" style:shrink-to-fit="false" fo:min-height="9.247cm" fo:min-width="11.595cm" fo:padding-top="0.125cm" fo:padding-bottom="0.125cm" fo:padding-left="0.25cm" fo:padding-right="0.25cm" fo:wrap-option="wrap" style:overflow-behavior="clip" loext:decorative="false"/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3" table:default-cell-style-name="Default"/>
        <table:table-column table:style-name="co6" table:default-cell-style-name="ce1"/>
        <table:table-column table:style-name="co7" table:default-cell-style-name="ce1"/>
        <table:table-column table:style-name="co3" table:default-cell-style-name="Default"/>
        <table:table-column table:style-name="co6" table:default-cell-style-name="ce1"/>
        <table:table-column table:style-name="co7" table:default-cell-style-name="ce1"/>
        <table:table-column table:style-name="co3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63" table:default-cell-style-name="Default"/>
        <table:table-row table:style-name="ro1">
          <table:table-cell/>
          <table:table-cell>
            <draw:frame draw:z-index="1" draw:name="Chart 7" draw:style-name="gr1" draw:text-style-name="P1" svg:width="24.165cm" svg:height="6.753cm" svg:x="0cm" svg:y="0.485cm">
              <draw:object draw:notify-on-update-of-ranges="Resultados.B4:Resultados.B15 Resultados.E3:Resultados.E3 Resultados.E4:Resultados.E15 Resultados.G3:Resultados.G3 Resultados.G4:Resultados.G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82"/>
        </table:table-row>
        <table:table-row table:style-name="ro1">
          <table:table-cell table:number-columns-repeated="6"/>
          <table:table-cell>
            <draw:custom-shape table:end-cell-address="Dashboard.K28" table:end-x="2.798cm" table:end-y="0.122cm" draw:z-index="2" draw:style-name="gr2" draw:text-style-name="P3" svg:width="14.832cm" svg:height="13.881cm" svg:x="1.245cm" svg:y="0cm">
              <text:p text:style-name="P2"><text:span text:style-name="T1">This chart isn't available in your version of Excel.</text:span></text:p>
              <text:p text:style-name="P2"><text:span text:style-name="T2"/></text:p>
              <text:p text:style-name="P2"><text:span text:style-name="T1">Editing this shape or saving this workbook into a different file format will permanently break the char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7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/>
          <table:table-cell>
            <draw:frame draw:z-index="0" draw:name="Chart 5" draw:style-name="gr1" draw:text-style-name="P1" svg:width="24.165cm" svg:height="6.754cm" svg:x="0cm" svg:y="0.21cm">
              <draw:object draw:notify-on-update-of-ranges="Resultados.B4:Resultados.B15 Resultados.C3:Resultados.C3 Resultados.C4:Resultados.C15 Resultados.F3:Resultados.F3 Resultados.F4:Resultados.F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82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/>
          <table:table-cell>
            <draw:frame draw:z-index="3" draw:name="Chart 15" draw:style-name="gr1" draw:text-style-name="P1" svg:width="12.427cm" svg:height="5.263cm" svg:x="0.004cm" svg:y="0.478cm">
              <draw:object draw:notify-on-update-of-ranges="Resultados.M4:Resultados.M8 Resultados.N3:Resultados.N3 Resultados.N4:Resultados.N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>
            <draw:frame draw:z-index="4" draw:name="Chart 17" draw:style-name="gr1" draw:text-style-name="P1" svg:width="13.449cm" svg:height="5.263cm" svg:x="3.498cm" svg:y="0.478cm">
              <draw:object draw:notify-on-update-of-ranges="Resultados.P4:Resultados.P8 Resultados.Q3:Resultados.Q3 Resultados.Q4:Resultados.Q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>
            <draw:frame draw:z-index="5" draw:name="Chart 18" draw:style-name="gr1" draw:text-style-name="P1" svg:width="12.671cm" svg:height="5.263cm" svg:x="3.326cm" svg:y="0.478cm">
              <draw:object draw:notify-on-update-of-ranges="Resultados.T4:Resultados.T10 Resultados.U3:Resultados.U3 Resultados.U4:Resultados.U1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ultados" table:style-name="ta2">
        <office:forms form:automatic-focus="false" form:apply-design-mode="false"/>
        <table:table-column table:style-name="co3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3" table:default-cell-style-name="ce1"/>
        <table:table-column table:style-name="co17" table:default-cell-style-name="ce1"/>
        <table:table-column table:style-name="co12" table:number-columns-repeated="2" table:default-cell-style-name="ce1"/>
        <table:table-column table:style-name="co3" table:default-cell-style-name="Default"/>
        <table:table-column table:style-name="co18" table:default-cell-style-name="ce1"/>
        <table:table-column table:style-name="co12" table:default-cell-style-name="ce1"/>
        <table:table-column table:style-name="co3" table:default-cell-style-name="Default"/>
        <table:table-column table:style-name="co12" table:number-columns-repeated="3" table:default-cell-style-name="ce1"/>
        <table:table-column table:style-name="co3" table:number-columns-repeated="16363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>
            <text:p>1 - Receita, leads, conversão e ticket médio mês a mês</text:p>
          </table:table-cell>
          <table:table-cell table:number-columns-repeated="6"/>
          <table:table-cell table:style-name="ce6" office:value-type="string" calcext:value-type="string">
            <text:p>2- Estados que mais venderam</text:p>
          </table:table-cell>
          <table:table-cell table:number-columns-repeated="3"/>
          <table:table-cell table:style-name="ce6" office:value-type="string" calcext:value-type="string">
            <text:p>3 - Marcas que mais venderam no mês</text:p>
          </table:table-cell>
          <table:table-cell table:number-columns-repeated="2"/>
          <table:table-cell table:style-name="ce6" office:value-type="string" calcext:value-type="string">
            <text:p>4 - Lojas que mais venderam</text:p>
          </table:table-cell>
          <table:table-cell table:number-columns-repeated="2"/>
          <table:table-cell table:style-name="ce6" office:value-type="string" calcext:value-type="string">
            <text:p>5 - Dias da semana com maior número de visitas ao site</text:p>
          </table:table-cell>
          <table:table-cell table:number-columns-repeated="16365"/>
        </table:table-row>
        <table:table-row table:style-name="ro1">
          <table:table-cell/>
          <table:table-cell table:style-name="ce7" office:value-type="string" calcext:value-type="string">
            <text:p>mês</text:p>
          </table:table-cell>
          <table:table-cell table:style-name="ce8" office:value-type="string" calcext:value-type="string">
            <text:p>leads (#)</text:p>
          </table:table-cell>
          <table:table-cell table:style-name="ce8" office:value-type="string" calcext:value-type="string">
            <text:p>vendas (#)</text:p>
          </table:table-cell>
          <table:table-cell table:style-name="ce9" office:value-type="string" calcext:value-type="string">
            <text:p>receita (k, R$)</text:p>
          </table:table-cell>
          <table:table-cell table:style-name="ce12" office:value-type="string" calcext:value-type="string">
            <text:p>conversão (%)</text:p>
          </table:table-cell>
          <table:table-cell table:style-name="ce13" office:value-type="string" calcext:value-type="string">
            <text:p>ticket médio (k, R$)</text:p>
          </table:table-cell>
          <table:table-cell/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estado</text:p>
          </table:table-cell>
          <table:table-cell table:style-name="ce8" office:value-type="string" calcext:value-type="string">
            <text:p>vendas</text:p>
          </table:table-cell>
          <table:table-cell/>
          <table:table-cell table:style-name="ce8" office:value-type="string" calcext:value-type="string">
            <text:p>marcas</text:p>
          </table:table-cell>
          <table:table-cell table:style-name="ce8" office:value-type="string" calcext:value-type="string">
            <text:p>vendas</text:p>
          </table:table-cell>
          <table:table-cell/>
          <table:table-cell table:style-name="ce8" office:value-type="string" calcext:value-type="string">
            <text:p>loja</text:p>
          </table:table-cell>
          <table:table-cell table:style-name="ce8" office:value-type="string" calcext:value-type="string">
            <text:p>vendas</text:p>
          </table:table-cell>
          <table:table-cell/>
          <table:table-cell table:style-name="ce8" office:value-type="string" calcext:value-type="string">
            <text:p>dia_semana</text:p>
          </table:table-cell>
          <table:table-cell table:style-name="ce8" office:value-type="string" calcext:value-type="string">
            <text:p>Dia da semana</text:p>
          </table:table-cell>
          <table:table-cell table:style-name="ce8" office:value-type="string" calcext:value-type="string">
            <text:p>visitas</text:p>
          </table:table-cell>
          <table:table-cell table:number-columns-repeated="16363"/>
        </table:table-row>
        <table:table-row table:style-name="ro1">
          <table:table-cell/>
          <table:table-cell table:style-name="ce7" office:value-type="date" office:date-value="2020-09-01" calcext:value-type="date">
            <text:p>set-2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259.2900000000000000</text:p>
          </table:table-cell>
          <table:table-cell table:style-name="ce12" office:value-type="string" calcext:value-type="string">
            <text:p>0.19230769230769232</text:p>
          </table:table-cell>
          <table:table-cell table:style-name="ce13" office:value-type="string" calcext:value-type="string">
            <text:p>51.8580000000000000</text:p>
          </table:table-cell>
          <table:table-cell/>
          <table:table-cell table:style-name="ce8" office:value-type="string" calcext:value-type="string">
            <text:p>Brazil</text:p>
          </table:table-cell>
          <table:table-cell table:style-name="ce8" office:value-type="string" calcext:value-type="string">
            <text:p>SP</text:p>
          </table:table-cell>
          <table:table-cell table:style-name="ce8" office:value-type="float" office:value="2463" calcext:value-type="float">
            <text:p>2463</text:p>
          </table:table-cell>
          <table:table-cell/>
          <table:table-cell table:style-name="ce8" office:value-type="string" calcext:value-type="string">
            <text:p>CHEVROLET</text:p>
          </table:table-cell>
          <table:table-cell table:style-name="ce8" office:value-type="float" office:value="715" calcext:value-type="float">
            <text:p>715</text:p>
          </table:table-cell>
          <table:table-cell/>
          <table:table-cell table:style-name="ce8" office:value-type="string" calcext:value-type="string">
            <text:p>KIYOKO CILEIDI JERY LTDA</text:p>
          </table:table-cell>
          <table:table-cell table:style-name="ce8" office:value-type="float" office:value="56" calcext:value-type="float">
            <text:p>56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domingo</text:p>
          </table:table-cell>
          <table:table-cell table:style-name="ce8" office:value-type="float" office:value="340" calcext:value-type="float">
            <text:p>340</text:p>
          </table:table-cell>
          <table:table-cell table:number-columns-repeated="16363"/>
        </table:table-row>
        <table:table-row table:style-name="ro1">
          <table:table-cell/>
          <table:table-cell table:style-name="ce7" office:value-type="date" office:date-value="2020-10-01" calcext:value-type="date">
            <text:p>out-20</text:p>
          </table:table-cell>
          <table:table-cell table:style-name="ce9" office:value-type="float" office:value="931" calcext:value-type="float">
            <text:p>93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1676.4568500000000000</text:p>
          </table:table-cell>
          <table:table-cell table:style-name="ce12" office:value-type="string" calcext:value-type="string">
            <text:p>0.03759398496240601</text:p>
          </table:table-cell>
          <table:table-cell table:style-name="ce13" office:value-type="string" calcext:value-type="string">
            <text:p>47.8987671428571430</text:p>
          </table:table-cell>
          <table:table-cell/>
          <table:table-cell table:style-name="ce8" office:value-type="string" calcext:value-type="string">
            <text:p>Brazil</text:p>
          </table:table-cell>
          <table:table-cell table:style-name="ce8" office:value-type="string" calcext:value-type="string">
            <text:p>MG</text:p>
          </table:table-cell>
          <table:table-cell table:style-name="ce8" office:value-type="float" office:value="403" calcext:value-type="float">
            <text:p>403</text:p>
          </table:table-cell>
          <table:table-cell/>
          <table:table-cell table:style-name="ce8" office:value-type="string" calcext:value-type="string">
            <text:p>FIAT</text:p>
          </table:table-cell>
          <table:table-cell table:style-name="ce8" office:value-type="float" office:value="692" calcext:value-type="float">
            <text:p>692</text:p>
          </table:table-cell>
          <table:table-cell/>
          <table:table-cell table:style-name="ce8" office:value-type="string" calcext:value-type="string">
            <text:p>CLAUDINEO JOZENAIDE LUYANE LTDA</text:p>
          </table:table-cell>
          <table:table-cell table:style-name="ce8" office:value-type="float" office:value="46" calcext:value-type="float">
            <text:p>46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egunda</text:p>
          </table:table-cell>
          <table:table-cell table:style-name="ce8" office:value-type="float" office:value="5316" calcext:value-type="float">
            <text:p>5316</text:p>
          </table:table-cell>
          <table:table-cell table:number-columns-repeated="16363"/>
        </table:table-row>
        <table:table-row table:style-name="ro1">
          <table:table-cell/>
          <table:table-cell table:style-name="ce7" office:value-type="date" office:date-value="2020-11-01" calcext:value-type="date">
            <text:p>nov-20</text:p>
          </table:table-cell>
          <table:table-cell table:style-name="ce9" office:value-type="float" office:value="1207" calcext:value-type="float">
            <text:p>1.207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2278.5075000000000000</text:p>
          </table:table-cell>
          <table:table-cell table:style-name="ce12" office:value-type="string" calcext:value-type="string">
            <text:p>0.03645401822700911</text:p>
          </table:table-cell>
          <table:table-cell table:style-name="ce13" office:value-type="string" calcext:value-type="string">
            <text:p>51.7842613636363640</text:p>
          </table:table-cell>
          <table:table-cell/>
          <table:table-cell table:style-name="ce8" office:value-type="string" calcext:value-type="string">
            <text:p>Brazil</text:p>
          </table:table-cell>
          <table:table-cell table:style-name="ce8" office:value-type="string" calcext:value-type="string">
            <text:p>SC</text:p>
          </table:table-cell>
          <table:table-cell table:style-name="ce8" office:value-type="float" office:value="308" calcext:value-type="float">
            <text:p>308</text:p>
          </table:table-cell>
          <table:table-cell/>
          <table:table-cell table:style-name="ce8" office:value-type="string" calcext:value-type="string">
            <text:p>VOLKSWAGEN</text:p>
          </table:table-cell>
          <table:table-cell table:style-name="ce8" office:value-type="float" office:value="581" calcext:value-type="float">
            <text:p>581</text:p>
          </table:table-cell>
          <table:table-cell/>
          <table:table-cell table:style-name="ce8" office:value-type="string" calcext:value-type="string">
            <text:p>GERRIVALDO ROSIELEN VALTEIDE LTDA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erça</text:p>
          </table:table-cell>
          <table:table-cell table:style-name="ce8" office:value-type="float" office:value="5830" calcext:value-type="float">
            <text:p>5830</text:p>
          </table:table-cell>
          <table:table-cell table:number-columns-repeated="16363"/>
        </table:table-row>
        <table:table-row table:style-name="ro1">
          <table:table-cell/>
          <table:table-cell table:style-name="ce7" office:value-type="date" office:date-value="2020-12-01" calcext:value-type="date">
            <text:p>dez-20</text:p>
          </table:table-cell>
          <table:table-cell table:style-name="ce9" office:value-type="float" office:value="1008" calcext:value-type="float">
            <text:p>1.008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2602.7686900000000000</text:p>
          </table:table-cell>
          <table:table-cell table:style-name="ce12" office:value-type="string" calcext:value-type="string">
            <text:p>0.03273809523809524</text:p>
          </table:table-cell>
          <table:table-cell table:style-name="ce13" office:value-type="string" calcext:value-type="string">
            <text:p>78.8717784848484850</text:p>
          </table:table-cell>
          <table:table-cell/>
          <table:table-cell table:style-name="ce8" office:value-type="string" calcext:value-type="string">
            <text:p>Brazil</text:p>
          </table:table-cell>
          <table:table-cell table:style-name="ce8" office:value-type="string" calcext:value-type="string">
            <text:p>RS</text:p>
          </table:table-cell>
          <table:table-cell table:style-name="ce8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FORD</text:p>
          </table:table-cell>
          <table:table-cell table:style-name="ce8" office:value-type="float" office:value="405" calcext:value-type="float">
            <text:p>405</text:p>
          </table:table-cell>
          <table:table-cell/>
          <table:table-cell table:style-name="ce8" office:value-type="string" calcext:value-type="string">
            <text:p>NILFA CID SILVANDRO LTDA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quarta</text:p>
          </table:table-cell>
          <table:table-cell table:style-name="ce8" office:value-type="float" office:value="5371" calcext:value-type="float">
            <text:p>5371</text:p>
          </table:table-cell>
          <table:table-cell table:number-columns-repeated="16363"/>
        </table:table-row>
        <table:table-row table:style-name="ro1">
          <table:table-cell/>
          <table:table-cell table:style-name="ce7" office:value-type="date" office:date-value="2021-01-01" calcext:value-type="date">
            <text:p>jan-21</text:p>
          </table:table-cell>
          <table:table-cell table:style-name="ce9" office:value-type="float" office:value="1058" calcext:value-type="float">
            <text:p>1.058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2297.2240500000000000</text:p>
          </table:table-cell>
          <table:table-cell table:style-name="ce12" office:value-type="string" calcext:value-type="string">
            <text:p>0.030245746691871456</text:p>
          </table:table-cell>
          <table:table-cell table:style-name="ce13" office:value-type="string" calcext:value-type="string">
            <text:p>71.7882515625000000</text:p>
          </table:table-cell>
          <table:table-cell/>
          <table:table-cell table:style-name="ce8" office:value-type="string" calcext:value-type="string">
            <text:p>Brazil</text:p>
          </table:table-cell>
          <table:table-cell table:style-name="ce8" office:value-type="string" calcext:value-type="string">
            <text:p>PR</text:p>
          </table:table-cell>
          <table:table-cell table:style-name="ce8" office:value-type="float" office:value="177" calcext:value-type="float">
            <text:p>177</text:p>
          </table:table-cell>
          <table:table-cell/>
          <table:table-cell table:style-name="ce8" office:value-type="string" calcext:value-type="string">
            <text:p>RENAULT</text:p>
          </table:table-cell>
          <table:table-cell table:style-name="ce8" office:value-type="float" office:value="303" calcext:value-type="float">
            <text:p>303</text:p>
          </table:table-cell>
          <table:table-cell/>
          <table:table-cell table:style-name="ce8" office:value-type="string" calcext:value-type="string">
            <text:p>ADO JUBERTH VALTUIDES LTDA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quinta</text:p>
          </table:table-cell>
          <table:table-cell table:style-name="ce8" office:value-type="float" office:value="5365" calcext:value-type="float">
            <text:p>5365</text:p>
          </table:table-cell>
          <table:table-cell table:number-columns-repeated="16363"/>
        </table:table-row>
        <table:table-row table:style-name="ro1">
          <table:table-cell/>
          <table:table-cell table:style-name="ce7" office:value-type="date" office:date-value="2021-02-01" calcext:value-type="date">
            <text:p>fev-21</text:p>
          </table:table-cell>
          <table:table-cell table:style-name="ce9" office:value-type="float" office:value="1300" calcext:value-type="float">
            <text:p>1.300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3631.0959000000000000</text:p>
          </table:table-cell>
          <table:table-cell table:style-name="ce12" office:value-type="string" calcext:value-type="string">
            <text:p>0.052307692307692305</text:p>
          </table:table-cell>
          <table:table-cell table:style-name="ce13" office:value-type="string" calcext:value-type="string">
            <text:p>53.3984691176470590</text:p>
          </table:table-cell>
          <table:table-cell table:number-columns-repeated="11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sexta</text:p>
          </table:table-cell>
          <table:table-cell table:style-name="ce8" office:value-type="float" office:value="4878" calcext:value-type="float">
            <text:p>4878</text:p>
          </table:table-cell>
          <table:table-cell table:number-columns-repeated="16363"/>
        </table:table-row>
        <table:table-row table:style-name="ro1">
          <table:table-cell/>
          <table:table-cell table:style-name="ce7" office:value-type="date" office:date-value="2021-03-01" calcext:value-type="date">
            <text:p>mar-21</text:p>
          </table:table-cell>
          <table:table-cell table:style-name="ce9" office:value-type="float" office:value="1932" calcext:value-type="float">
            <text:p>1.932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string" calcext:value-type="string">
            <text:p>7911.1924800000000000</text:p>
          </table:table-cell>
          <table:table-cell table:style-name="ce12" office:value-type="string" calcext:value-type="string">
            <text:p>0.06159420289855073</text:p>
          </table:table-cell>
          <table:table-cell table:style-name="ce13" office:value-type="string" calcext:value-type="string">
            <text:p>66.4806090756302520</text:p>
          </table:table-cell>
          <table:table-cell table:number-columns-repeated="11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ábado</text:p>
          </table:table-cell>
          <table:table-cell table:style-name="ce8" office:value-type="float" office:value="3480" calcext:value-type="float">
            <text:p>3480</text:p>
          </table:table-cell>
          <table:table-cell table:number-columns-repeated="16363"/>
        </table:table-row>
        <table:table-row table:style-name="ro1">
          <table:table-cell/>
          <table:table-cell table:style-name="ce7" office:value-type="date" office:date-value="2021-04-01" calcext:value-type="date">
            <text:p>abr-21</text:p>
          </table:table-cell>
          <table:table-cell table:style-name="ce9" office:value-type="float" office:value="2376" calcext:value-type="float">
            <text:p>2.376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string" calcext:value-type="string">
            <text:p>7477.5559200000000000</text:p>
          </table:table-cell>
          <table:table-cell table:style-name="ce12" office:value-type="string" calcext:value-type="string">
            <text:p>0.05976430976430976</text:p>
          </table:table-cell>
          <table:table-cell table:style-name="ce13" office:value-type="string" calcext:value-type="string">
            <text:p>52.6588445070422540</text:p>
          </table:table-cell>
          <table:table-cell table:number-columns-repeated="16377"/>
        </table:table-row>
        <table:table-row table:style-name="ro1">
          <table:table-cell/>
          <table:table-cell table:style-name="ce7" office:value-type="date" office:date-value="2021-05-01" calcext:value-type="date">
            <text:p>mai-21</text:p>
          </table:table-cell>
          <table:table-cell table:style-name="ce9" office:value-type="float" office:value="3819" calcext:value-type="float">
            <text:p>3.819</text:p>
          </table:table-cell>
          <table:table-cell table:style-name="ce9" office:value-type="float" office:value="394" calcext:value-type="float">
            <text:p>394</text:p>
          </table:table-cell>
          <table:table-cell table:style-name="ce9" office:value-type="string" calcext:value-type="string">
            <text:p>21508.476480000000</text:p>
          </table:table-cell>
          <table:table-cell table:style-name="ce12" office:value-type="string" calcext:value-type="string">
            <text:p>0.10316836868290129</text:p>
          </table:table-cell>
          <table:table-cell table:style-name="ce13" office:value-type="string" calcext:value-type="string">
            <text:p>54.5900418274111680</text:p>
          </table:table-cell>
          <table:table-cell table:number-columns-repeated="16377"/>
        </table:table-row>
        <table:table-row table:style-name="ro1">
          <table:table-cell/>
          <table:table-cell table:style-name="ce7" office:value-type="date" office:date-value="2021-06-01" calcext:value-type="date">
            <text:p>jun-21</text:p>
          </table:table-cell>
          <table:table-cell table:style-name="ce9" office:value-type="float" office:value="4440" calcext:value-type="float">
            <text:p>4.440</text:p>
          </table:table-cell>
          <table:table-cell table:style-name="ce9" office:value-type="float" office:value="589" calcext:value-type="float">
            <text:p>589</text:p>
          </table:table-cell>
          <table:table-cell table:style-name="ce9" office:value-type="string" calcext:value-type="string">
            <text:p>33179.246640000000</text:p>
          </table:table-cell>
          <table:table-cell table:style-name="ce12" office:value-type="string" calcext:value-type="string">
            <text:p>0.13265765765765766</text:p>
          </table:table-cell>
          <table:table-cell table:style-name="ce13" office:value-type="string" calcext:value-type="string">
            <text:p>56.3314883531409170</text:p>
          </table:table-cell>
          <table:table-cell table:number-columns-repeated="16377"/>
        </table:table-row>
        <table:table-row table:style-name="ro1">
          <table:table-cell/>
          <table:table-cell table:style-name="ce7" office:value-type="date" office:date-value="2021-07-01" calcext:value-type="date">
            <text:p>jul-21</text:p>
          </table:table-cell>
          <table:table-cell table:style-name="ce9" office:value-type="float" office:value="6130" calcext:value-type="float">
            <text:p>6.130</text:p>
          </table:table-cell>
          <table:table-cell table:style-name="ce9" office:value-type="float" office:value="1073" calcext:value-type="float">
            <text:p>1.073</text:p>
          </table:table-cell>
          <table:table-cell table:style-name="ce9" office:value-type="string" calcext:value-type="string">
            <text:p>58987.786490000000</text:p>
          </table:table-cell>
          <table:table-cell table:style-name="ce12" office:value-type="string" calcext:value-type="string">
            <text:p>0.17504078303425774</text:p>
          </table:table-cell>
          <table:table-cell table:style-name="ce13" office:value-type="string" calcext:value-type="string">
            <text:p>54.9746379217148180</text:p>
          </table:table-cell>
          <table:table-cell table:number-columns-repeated="16377"/>
        </table:table-row>
        <table:table-row table:style-name="ro1">
          <table:table-cell/>
          <table:table-cell table:style-name="ce7" office:value-type="date" office:date-value="2021-08-01" calcext:value-type="date">
            <text:p>ago-21</text:p>
          </table:table-cell>
          <table:table-cell table:style-name="ce9" office:value-type="float" office:value="6353" calcext:value-type="float">
            <text:p>6.353</text:p>
          </table:table-cell>
          <table:table-cell table:style-name="ce9" office:value-type="float" office:value="1254" calcext:value-type="float">
            <text:p>1.254</text:p>
          </table:table-cell>
          <table:table-cell table:style-name="ce9" office:value-type="string" calcext:value-type="string">
            <text:p>68274.090230000000</text:p>
          </table:table-cell>
          <table:table-cell table:style-name="ce12" office:value-type="string" calcext:value-type="string">
            <text:p>0.19738706123091454</text:p>
          </table:table-cell>
          <table:table-cell table:style-name="ce13" office:value-type="string" calcext:value-type="string">
            <text:p>54.4450480303030300</text:p>
          </table:table-cell>
          <table:table-cell table:number-columns-repeated="16377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"/>
          <table:table-cell table:style-name="ce10" office:value-type="date" office:date-value="2020-09-01" calcext:value-type="date">
            <text:p>set/20</text:p>
          </table:table-cell>
          <table:table-cell table:style-name="ce10" table:formula="of:=EDATE([.C29];1)" office:value-type="date" office:date-value="2020-10-01" calcext:value-type="date">
            <text:p>out/20</text:p>
          </table:table-cell>
          <table:table-cell table:style-name="ce10" table:formula="of:=EDATE([.D29];1)" office:value-type="date" office:date-value="2020-11-01" calcext:value-type="date">
            <text:p>nov/20</text:p>
          </table:table-cell>
          <table:table-cell table:style-name="ce10" table:formula="of:=EDATE([.E29];1)" office:value-type="date" office:date-value="2020-12-01" calcext:value-type="date">
            <text:p>dez/20</text:p>
          </table:table-cell>
          <table:table-cell table:style-name="ce10" table:formula="of:=EDATE([.F29];1)" office:value-type="date" office:date-value="2021-01-01" calcext:value-type="date">
            <text:p>jan/21</text:p>
          </table:table-cell>
          <table:table-cell table:style-name="ce10" table:formula="of:=EDATE([.G29];1)" office:value-type="date" office:date-value="2021-02-01" calcext:value-type="date">
            <text:p>fev/21</text:p>
          </table:table-cell>
          <table:table-cell table:style-name="ce10" table:formula="of:=EDATE([.H29];1)" office:value-type="date" office:date-value="2021-03-01" calcext:value-type="date">
            <text:p>mar/21</text:p>
          </table:table-cell>
          <table:table-cell table:style-name="ce10" table:formula="of:=EDATE([.I29];1)" office:value-type="date" office:date-value="2021-04-01" calcext:value-type="date">
            <text:p>abr/21</text:p>
          </table:table-cell>
          <table:table-cell table:style-name="ce10" table:formula="of:=EDATE([.J29];1)" office:value-type="date" office:date-value="2021-05-01" calcext:value-type="date">
            <text:p>mai/21</text:p>
          </table:table-cell>
          <table:table-cell table:style-name="ce10" table:formula="of:=EDATE([.K29];1)" office:value-type="date" office:date-value="2021-06-01" calcext:value-type="date">
            <text:p>jun/21</text:p>
          </table:table-cell>
          <table:table-cell table:style-name="ce10" table:formula="of:=EDATE([.L29];1)" office:value-type="date" office:date-value="2021-07-01" calcext:value-type="date">
            <text:p>jul/21</text:p>
          </table:table-cell>
          <table:table-cell table:style-name="ce10" table:formula="of:=EDATE([.M29];1)" office:value-type="date" office:date-value="2021-08-01" calcext:value-type="date">
            <text:p>ago/21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1" table:number-columns-repeated="12"/>
          <table:table-cell table:number-columns-repeated="1637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eries" table:style-name="ta3">
        <office:forms form:automatic-focus="false" form:apply-design-mode="false"/>
        <table:table-column table:style-name="co3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>
            <draw:custom-shape table:end-cell-address="Queries.K43" table:end-x="1.474cm" table:end-y="0.49cm" draw:z-index="0" draw:name="TextBox 1" draw:style-name="gr3" draw:text-style-name="P3" svg:width="18.445cm" svg:height="21.77cm" svg:x="0.222cm" svg:y="0.416cm">
              <text:p text:style-name="P2"><text:span text:style-name="T3">-- (Query 1) Receita, leads, conversão e ticket médio mês a mês</text:span></text:p>
              <text:p text:style-name="P2"><text:span text:style-name="T3">-- Colunas: mês, leads (#), vendas (#), receita (k, R$), conversão (%), ticket médio (k, R$)</text:span></text:p>
              <text:p text:style-name="P2"><text:span text:style-name="T2"/></text:p>
              <text:p text:style-name="P2"><text:span text:style-name="T3">with</text:span></text:p>
              <text:p text:style-name="P2"><text:span text:style-name="T3">leads as (select date_trunc('month', visit_page_date)::date as visit_page_month,</text:span></text:p>
              <text:p text:style-name="P2"><text:span text:style-name="T3"><text:tab/></text:span><text:span text:style-name="T3">count(*) as visit_page_count</text:span></text:p>
              <text:p text:style-name="P2"><text:span text:style-name="T2"/></text:p>
              <text:p text:style-name="P2"><text:span text:style-name="T3">from sales.funnel</text:span></text:p>
              <text:p text:style-name="P2"><text:span text:style-name="T3">group by visit_page_month</text:span></text:p>
              <text:p text:style-name="P2"><text:span text:style-name="T3">order by visit_page_month asc</text:span></text:p>
              <text:p text:style-name="P2"><text:span text:style-name="T3">),</text:span></text:p>
              <text:p text:style-name="P2"><text:span text:style-name="T2"/></text:p>
              <text:p text:style-name="P2"><text:span text:style-name="T3"><text:tab/></text:span><text:span text:style-name="T3">payments as (</text:span></text:p>
              <text:p text:style-name="P2"><text:span text:style-name="T2"/></text:p>
              <text:p text:style-name="P2"><text:span text:style-name="T3">select date_trunc('month', paid_date)::date as paid_month, </text:span></text:p>
              <text:p text:style-name="P2"><text:span text:style-name="T3"><text:tab/></text:span><text:span text:style-name="T3">count (fun.paid_date) as paid_count,</text:span></text:p>
              <text:p text:style-name="P2"><text:span text:style-name="T3"><text:tab/></text:span><text:span text:style-name="T3">sum (pro.price * (1+fun.discount)) as receita</text:span></text:p>
              <text:p text:style-name="P2"><text:span text:style-name="T2"/></text:p>
              <text:p text:style-name="P2"><text:span text:style-name="T3">from sales.funnel as fun left join sales.products as pro </text:span></text:p>
              <text:p text:style-name="P2"><text:span text:style-name="T3">on fun.product_id = pro.product_id</text:span></text:p>
              <text:p text:style-name="P2"><text:span text:style-name="T3">where fun.paid_date is not null</text:span></text:p>
              <text:p text:style-name="P2"><text:span text:style-name="T3">group by paid_month </text:span></text:p>
              <text:p text:style-name="P2"><text:span text:style-name="T3">order by paid_month asc</text:span></text:p>
              <text:p text:style-name="P2"><text:span text:style-name="T3">)</text:span></text:p>
              <text:p text:style-name="P2"><text:span text:style-name="T2"/></text:p>
              <text:p text:style-name="P2"><text:span text:style-name="T3">select </text:span></text:p>
              <text:p text:style-name="P2"><text:span text:style-name="T3"><text:tab/></text:span><text:span text:style-name="T3">leads.visit_page_month as "mês",</text:span></text:p>
              <text:p text:style-name="P2"><text:span text:style-name="T3"><text:tab/></text:span><text:span text:style-name="T3">leads.visit_page_count as "leads(#)",</text:span></text:p>
              <text:p text:style-name="P2"><text:span text:style-name="T3"><text:tab/></text:span><text:span text:style-name="T3">payments.paid_count as "vendas(#)",</text:span></text:p>
              <text:p text:style-name="P2"><text:span text:style-name="T3"><text:tab/></text:span><text:span text:style-name="T3">(payments.receita/1000)as "receita(k, r$)",</text:span></text:p>
              <text:p text:style-name="P2"><text:span text:style-name="T3"><text:tab/></text:span><text:span text:style-name="T3">(payments.paid_count::float/leads.visit_page_count::float) as "conversão(%)",</text:span></text:p>
              <text:p text:style-name="P2"><text:span text:style-name="T3"><text:tab/></text:span><text:span text:style-name="T3">(payments.receita/payments.paid_count/1000) as "ticket médio (k, R$)"</text:span></text:p>
              <text:p text:style-name="P2"><text:span text:style-name="T3"><text:tab/></text:span></text:p>
              <text:p text:style-name="P2"><text:span text:style-name="T2"/></text:p>
              <text:p text:style-name="P2"><text:span text:style-name="T3">from leads</text:span></text:p>
              <text:p text:style-name="P2"><text:span text:style-name="T3">left join payments</text:span></text:p>
              <text:p text:style-name="P2"><text:span text:style-name="T3"><text:tab/></text:span><text:span text:style-name="T3">on leads.visit_page_month = paid_month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>
            <draw:custom-shape table:end-cell-address="Queries.R20" table:end-x="0.791cm" table:end-y="0.315cm" draw:z-index="1" draw:name="TextBox 2" draw:style-name="gr3" draw:text-style-name="P3" svg:width="12.094cm" svg:height="9.496cm" svg:x="0.159cm" svg:y="0.344cm">
              <text:p text:style-name="P2"><text:span text:style-name="T3">-- (Query 2) Estados que mais venderam</text:span></text:p>
              <text:p text:style-name="P2"><text:span text:style-name="T3">-- Colunas: país, estado, vendas (#)</text:span></text:p>
              <text:p text:style-name="P2"><text:span text:style-name="T2"/></text:p>
              <text:p text:style-name="P2"><text:span text:style-name="T3">select 'Brazil' as país, </text:span></text:p>
              <text:p text:style-name="P2"><text:span text:style-name="T3"><text:tab/></text:span><text:span text:style-name="T3">cus.state as estado, count(fun.paid_date) as vendas</text:span></text:p>
              <text:p text:style-name="P2"><text:span text:style-name="T2"/></text:p>
              <text:p text:style-name="P2"><text:span text:style-name="T3">from sales.funnel as fun </text:span></text:p>
              <text:p text:style-name="P2"><text:span text:style-name="T3"><text:tab/></text:span><text:span text:style-name="T3">left join sales.customers as cus</text:span></text:p>
              <text:p text:style-name="P2"><text:span text:style-name="T3"><text:tab/></text:span><text:span text:style-name="T3">on fun.customer_id = cus.customer_id</text:span></text:p>
              <text:p text:style-name="P2"><text:span text:style-name="T3"><text:tab/></text:span><text:span text:style-name="T3">group by país, estado</text:span></text:p>
              <text:p text:style-name="P2"><text:span text:style-name="T3"><text:tab/></text:span><text:span text:style-name="T3">order by vendas desc</text:span></text:p>
              <text:p text:style-name="P2"><text:span text:style-name="T3"><text:tab/></text:span><text:span text:style-name="T3">limit 5</text:span></text:p>
              <text:p text:style-name="P2"><text:span text:style-name="T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>
            <draw:custom-shape table:end-cell-address="Queries.Y20" table:end-x="0.261cm" table:end-y="0.315cm" draw:z-index="2" draw:name="TextBox 3" draw:style-name="gr3" draw:text-style-name="P3" svg:width="12.303cm" svg:height="9.496cm" svg:x="1.33cm" svg:y="0.344cm">
              <text:p text:style-name="P2"><text:span text:style-name="T3">-- (Query 3) Marcas que mais venderam no mês</text:span></text:p>
              <text:p text:style-name="P2"><text:span text:style-name="T3">-- Colunas: marca, vendas (#)</text:span></text:p>
              <text:p text:style-name="P2"><text:span text:style-name="T3"/></text:p>
              <text:p text:style-name="P2"><text:span text:style-name="T3">select prod.brand as marcas, count (fun.paid_date) as vendas</text:span></text:p>
              <text:p text:style-name="P2"><text:span text:style-name="T3"/></text:p>
              <text:p text:style-name="P2"><text:span text:style-name="T3"><text:tab/></text:span><text:span text:style-name="T3">from sales.funnel as fun</text:span></text:p>
              <text:p text:style-name="P2"><text:span text:style-name="T3"><text:tab/></text:span><text:span text:style-name="T3">left join sales.products as prod</text:span></text:p>
              <text:p text:style-name="P2"><text:span text:style-name="T3"><text:tab/></text:span><text:span text:style-name="T3">on fun.product_id = prod.product_id</text:span></text:p>
              <text:p text:style-name="P2"><text:span text:style-name="T3"><text:tab/></text:span><text:span text:style-name="T3"><text:tab/></text:span><text:span text:style-name="T3">where fun.paid_date is not null</text:span></text:p>
              <text:p text:style-name="P2"><text:span text:style-name="T3"><text:tab/></text:span><text:span text:style-name="T3"><text:tab/></text:span><text:span text:style-name="T3"><text:tab/></text:span><text:span text:style-name="T3">group by marcas</text:span></text:p>
              <text:p text:style-name="P2"><text:span text:style-name="T3"><text:tab/></text:span><text:span text:style-name="T3"><text:tab/></text:span><text:span text:style-name="T3"><text:tab/></text:span><text:span text:style-name="T3">order by vendas desc</text:span></text:p>
              <text:p text:style-name="P2"><text:span text:style-name="T3"><text:tab/></text:span><text:span text:style-name="T3"><text:tab/></text:span><text:span text:style-name="T3"><text:tab/></text:span><text:span text:style-name="T3">limit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Queries.AE20" table:end-x="1.396cm" table:end-y="0.315cm" draw:z-index="3" draw:name="TextBox 4" draw:style-name="gr3" draw:text-style-name="P3" svg:width="12.094cm" svg:height="9.496cm" svg:x="0.764cm" svg:y="0.344cm">
              <text:p text:style-name="P2"><text:span text:style-name="T3">-- (Query 4) Lojas que mais venderam</text:span></text:p>
              <text:p text:style-name="P2"><text:span text:style-name="T3">-- Colunas: loja, vendas (#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Queries.AL31" table:end-x="0.866cm" table:end-y="0.076cm" draw:z-index="4" draw:name="TextBox 5" draw:style-name="gr4" draw:text-style-name="P3" svg:width="12.094cm" svg:height="15.078cm" svg:x="0.234cm" svg:y="0.344cm">
              <text:p text:style-name="P2"><text:span text:style-name="T4">-- (Query 5) Dias da semana com maior número de visitas ao site</text:span></text:p>
              <text:p text:style-name="P2"><text:span text:style-name="T4">-- Colunas: dia_semana, dia da semana, visitas (#)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2"/>
        </table:table-row>
      </table:table>
      <table:named-expressions>
        <table:named-range table:name="_xlchart.v5.0" table:base-cell-address="$Dashboard.$A$1" table:cell-range-address="$Resultados.$I$3:.$J$3" table:range-usable-as="hidden"/>
        <table:named-range table:name="_xlchart.v5.1" table:base-cell-address="$Dashboard.$A$1" table:cell-range-address="$Resultados.$I$4:.$J$8" table:range-usable-as="hidden"/>
        <table:named-range table:name="_xlchart.v5.2" table:base-cell-address="$Dashboard.$A$1" table:cell-range-address="$Resultados.$K$3" table:range-usable-as="hidden"/>
        <table:named-range table:name="_xlchart.v5.3" table:base-cell-address="$Dashboard.$A$1" table:cell-range-address="$Resultados.$K$4:.$K$8" table:range-usable-as="hidden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1" number:min-decimal-places="1" number:min-integer-digits="1" number:grouping="true"/>
    </number:number-style>
    <number:date-style style:name="N10114P0" style:volatile="true" number:language="pt" number:country="BR">
      <number:month number:textual="true"/>
      <number:text>-</number:text>
      <number:year/>
    </number:date-style>
    <number:text-style style:name="N10114" number:language="pt" number:country="BR">
      <number:text-content/>
      <style:map style:condition="value()&lt;=1.7976931348623157E+308" style:apply-style-name="N10114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eries" style:display-name="PageStyle_Queri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Midori Toyota</meta:initial-creator>
    <dc:language>pt-BR</dc:language>
    <meta:print-date>2021-12-25T02:20:17</meta:print-date>
    <dc:date>2026-02-11T16:22:12.568131963</dc:date>
    <meta:editing-cycles>3</meta:editing-cycles>
    <meta:editing-duration>PT6H19M42S</meta:editing-duration>
    <meta:generator>LibreOffice/24.2.7.2$Linux_X86_64 LibreOffice_project/420$Build-2</meta:generator>
    <meta:document-statistic meta:table-count="3" meta:cell-count="161" meta:object-count="11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0114P0" style:volatile="true" number:language="pt" number:country="BR">
      <number:month number:textual="true"/>
      <number:text>-</number:text>
      <number:year/>
    </number:date-style>
    <number:text-style style:name="N10114" number:language="pt" number:country="BR">
      <number:text-content/>
      <style:map style:condition="value()&lt;=1.7976931348623157E+308" style:apply-style-name="N10114P0"/>
    </number:text-style>
    <style:style style:name="ch1" style:family="chart">
      <style:graphic-properties draw:stroke="solid" svg:stroke-width="0.026cm" svg:stroke-color="#d9d9d9" draw:fill-color="#f2f2f2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data-label-number="value" chart:data-label-text="false" chart:data-label-symbol="false" chart:data-label-series="false"/>
    </style:style>
    <style:style style:name="ch5" style:family="chart" style:data-style-name="N10114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3">
      <style:chart-properties chart:display-label="true" chart:tick-marks-major-inner="false" chart:tick-marks-major-outer="false" chart:logarithmic="false" chart:interval-minor-divisor="5" chart:gap-width="7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display-label="true" chart:logarithmic="false" chart:interval-minor-divisor="5" chart:gap-width="75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0" style:family="chart" style:data-style-name="N3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-color="#176c83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10">
      <style:chart-properties chart:symbol-type="none" loext:label-stroke-color="#ffffff" loext:label-fill-color="#bfbfbf" loext:label-fill="solid" chart:link-data-style-to-source="true" chart:data-label-number="value" chart:data-label-text="false" chart:data-label-symbol="false" chart:data-label-series="false" chart:label-position="center">
        <chart:label-separator>
          <text:p>; </text:p>
        </chart:label-separator>
      </style:chart-properties>
      <style:graphic-properties svg:stroke-width="0.079cm" svg:stroke-color="#ffbe00" svg:stroke-linecap="round" draw:fill-color="#ffbe00" fo:wrap-option="wrap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svg:stroke-color="#ffffff" draw:fill="solid" draw:fill-color="#bfbfbf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166cm" svg:height="6.755cm" xlink:href=".." xlink:type="simple" chart:class="chart:bar" chart:style-name="ch1">
        <chart:title svg:x="11.306cm" svg:y="0.27cm" chart:style-name="ch2">
          <text:p>Leads</text:p>
        </chart:title>
        <chart:legend chart:legend-position="top" svg:x="9.318cm" svg:y="1.44cm" style:legend-expansion="wide" chart:style-name="ch3"/>
        <chart:plot-area chart:style-name="ch4" table:cell-range-address="Resultados.B4:Resultados.C15 Resultados.B3:Resultados.C3 Resultados.F3:Resultados.F15" chart:data-source-has-labels="both" svg:x="1.013cm" svg:y="1.082cm" svg:width="23.031cm" svg:height="5.24cm">
          <chart:coordinate-region svg:x="1.908cm" svg:y="1.308cm" svg:width="20.905cm" svg:height="4.314cm"/>
          <chart:axis chart:dimension="x" chart:name="primary-x" chart:style-name="ch5" chartooo:axis-type="auto">
            <chartooo:date-scale/>
            <chart:categories table:cell-range-address="Resultados.B4:Resultados.B15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Resultados.C4:Resultados.C15" chart:label-cell-address="Resultados.C3:Resultados.C3" chart:class="chart:bar">
            <chart:data-point chart:repeated="12"/>
          </chart:series>
          <chart:series chart:attached-axis="secondary-y" chart:style-name="ch11" chart:values-cell-range-address="Resultados.F4:Resultados.F15" chart:label-cell-address="Resultados.F3:Resultados.F3" chart:class="chart:line">
            <chart:data-point chart:repeated="12"/>
            <chart:data-label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ds (#)</text:p>
                <draw:g>
                  <svg:desc>Resultados.C3:Resultados.C3</svg:desc>
                </draw:g>
              </table:table-cell>
              <table:table-cell office:value-type="string">
                <text:p>conversão (%)</text:p>
                <draw:g>
                  <svg:desc>Resultados.F3:Resultados.F3</svg:desc>
                </draw:g>
              </table:table-cell>
            </table:table-row>
          </table:table-header-rows>
          <table:table-rows>
            <table:table-row>
              <table:table-cell office:value-type="float" office:value="44075">
                <text:p>44075</text:p>
                <draw:g>
                  <svg:desc>Resultados.B4:Resultados.B15</svg:desc>
                </draw:g>
              </table:table-cell>
              <table:table-cell office:value-type="float" office:value="26">
                <text:p>26</text:p>
                <draw:g>
                  <svg:desc>Resultados.C4:Resultados.C15</svg:desc>
                </draw:g>
              </table:table-cell>
              <table:table-cell office:value-type="float" office:value="NaN">
                <text:p>NaN</text:p>
                <draw:g>
                  <svg:desc>Resultados.F4:Resultados.F15</svg:desc>
                </draw:g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2376">
                <text:p>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819">
                <text:p>3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4440">
                <text:p>4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6130">
                <text:p>6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6353">
                <text:p>63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37">
      <number:number number:decimal-places="1" number:min-decimal-places="1" number:min-integer-digits="1" number:grouping="true"/>
    </number:number-style>
    <number:date-style style:name="N10114P0" style:volatile="true" number:language="pt" number:country="BR">
      <number:month number:textual="true"/>
      <number:text>-</number:text>
      <number:year/>
    </number:date-style>
    <number:text-style style:name="N10114" number:language="pt" number:country="BR">
      <number:text-content/>
      <style:map style:condition="value()&lt;=1.7976931348623157E+308" style:apply-style-name="N10114P0"/>
    </number:text-style>
    <style:style style:name="ch1" style:family="chart">
      <style:graphic-properties draw:stroke="solid" svg:stroke-width="0.026cm" svg:stroke-color="#d9d9d9" draw:fill-color="#f2f2f2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data-label-number="value" chart:data-label-text="false" chart:data-label-symbol="false" chart:data-label-series="false"/>
    </style:style>
    <style:style style:name="ch5" style:family="chart" style:data-style-name="N10114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3">
      <style:chart-properties chart:display-label="true" chart:tick-marks-major-inner="false" chart:tick-marks-major-outer="false" chart:logarithmic="false" chart:interval-minor-divisor="5" chart:gap-width="7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137">
      <style:chart-properties chart:display-label="true" chart:logarithmic="false" chart:interval-minor-divisor="5" chart:gap-width="75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0" style:family="chart" style:data-style-name="N3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-color="#176c83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137">
      <style:chart-properties chart:symbol-type="none" loext:label-stroke-color="#ffffff" loext:label-fill-color="#bfbfbf" loext:label-fill="solid" chart:link-data-style-to-source="true" chart:data-label-number="value" chart:data-label-text="false" chart:data-label-symbol="false" chart:data-label-series="false" chart:label-position="center">
        <chart:label-separator>
          <text:p>; </text:p>
        </chart:label-separator>
      </style:chart-properties>
      <style:graphic-properties svg:stroke-width="0.079cm" svg:stroke-color="#ffbe00" svg:stroke-linecap="round" draw:fill-color="#ffbe00" fo:wrap-option="wrap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svg:stroke-color="#ffffff" draw:fill="solid" draw:fill-color="#bfbfbf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166cm" svg:height="6.754cm" xlink:href=".." xlink:type="simple" chart:class="chart:bar" chart:style-name="ch1">
        <chart:title svg:x="11.147cm" svg:y="0.27cm" chart:style-name="ch2">
          <text:p>Receita</text:p>
        </chart:title>
        <chart:legend chart:legend-position="top" svg:x="8.578cm" svg:y="1.44cm" style:legend-expansion="wide" chart:style-name="ch3"/>
        <chart:plot-area chart:style-name="ch4" table:cell-range-address="Resultados.B4:Resultados.B15 Resultados.E3:Resultados.E15 Resultados.G3:Resultados.G15" chart:data-source-has-labels="both" svg:x="1.463cm" svg:y="1.082cm" svg:width="22.211cm" svg:height="5.24cm">
          <chart:coordinate-region svg:x="1.908cm" svg:y="1.308cm" svg:width="20.905cm" svg:height="4.314cm"/>
          <chart:axis chart:dimension="x" chart:name="primary-x" chart:style-name="ch5" chartooo:axis-type="auto">
            <chartooo:date-scale/>
            <chart:categories table:cell-range-address="Resultados.B4:Resultados.B15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Resultados.E4:Resultados.E15" chart:label-cell-address="Resultados.E3:Resultados.E3" chart:class="chart:bar">
            <chart:data-point chart:repeated="12"/>
          </chart:series>
          <chart:series chart:attached-axis="secondary-y" chart:style-name="ch11" chart:values-cell-range-address="Resultados.G4:Resultados.G15" chart:label-cell-address="Resultados.G3:Resultados.G3" chart:class="chart:line">
            <chart:data-point chart:repeated="12"/>
            <chart:data-label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ta (k, R$)</text:p>
                <draw:g>
                  <svg:desc>Resultados.E3:Resultados.E3</svg:desc>
                </draw:g>
              </table:table-cell>
              <table:table-cell office:value-type="string">
                <text:p>ticket médio (k, R$)</text:p>
                <draw:g>
                  <svg:desc>Resultados.G3:Resultados.G3</svg:desc>
                </draw:g>
              </table:table-cell>
            </table:table-row>
          </table:table-header-rows>
          <table:table-rows>
            <table:table-row>
              <table:table-cell office:value-type="float" office:value="44075">
                <text:p>44075</text:p>
                <draw:g>
                  <svg:desc>Resultados.B4:Resultados.B15</svg:desc>
                </draw:g>
              </table:table-cell>
              <table:table-cell office:value-type="float" office:value="NaN">
                <text:p>NaN</text:p>
                <draw:g>
                  <svg:desc>Resultados.E4:Resultados.E15</svg:desc>
                </draw:g>
              </table:table-cell>
              <table:table-cell office:value-type="float" office:value="NaN">
                <text:p>NaN</text:p>
                <draw:g>
                  <svg:desc>Resultados.G4:Resultados.G15</svg:desc>
                </draw:g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2f2f2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75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draw:stroke="none" draw:fill-color="#176c83" fo:wrap-option="wrap"/>
      <style:text-properties fo:color="#ffffff" style:text-position="0% 100%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428cm" svg:height="5.264cm" xlink:href=".." xlink:type="simple" chart:class="chart:bar" chart:style-name="ch1">
        <chart:title svg:x="1.865cm" svg:y="0.24cm" chart:style-name="ch2">
          <text:p>Top 5 marcas mais vendidas no mês</text:p>
        </chart:title>
        <chart:plot-area chart:style-name="ch3" table:cell-range-address="Resultados.M3:Resultados.N8" chart:data-source-has-labels="both" svg:x="0.248cm" svg:y="1.33cm" svg:width="11.932cm" svg:height="3.829cm">
          <chart:coordinate-region svg:x="2.466cm" svg:y="1.33cm" svg:width="9.714cm" svg:height="3.829cm"/>
          <chart:axis chart:dimension="x" chart:name="primary-x" chart:style-name="ch4" chartooo:axis-type="auto">
            <chartooo:date-scale/>
            <chart:categories table:cell-range-address="Resultados.M4:Resultados.M8"/>
          </chart:axis>
          <chart:axis chart:dimension="y" chart:name="primary-y" chart:style-name="ch5"/>
          <chart:series chart:style-name="ch6" chart:values-cell-range-address="Resultados.N4:Resultados.N8" chart:label-cell-address="Resultados.N3:Resultados.N3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</text:p>
                <draw:g>
                  <svg:desc>Resultados.N3:Resultados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VROLET</text:p>
                <draw:g>
                  <svg:desc>Resultados.M4:Resultados.M8</svg:desc>
                </draw:g>
              </table:table-cell>
              <table:table-cell office:value-type="float" office:value="715">
                <text:p>715</text:p>
                <draw:g>
                  <svg:desc>Resultados.N4:Resultados.N8</svg:desc>
                </draw:g>
              </table:table-cell>
            </table:table-row>
            <table:table-row>
              <table:table-cell office:value-type="string">
                <text:p>FIAT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VOLKSWAGEN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FORD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RENAULT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2f2f2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75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center">
        <chart:label-separator>
          <text:p>; </text:p>
        </chart:label-separator>
      </style:chart-properties>
      <style:graphic-properties draw:stroke="none" draw:fill-color="#176c83" fo:wrap-option="wrap"/>
      <style:text-properties fo:color="#ffffff" style:text-position="0% 100%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45cm" svg:height="5.264cm" xlink:href=".." xlink:type="simple" chart:class="chart:bar" chart:style-name="ch1">
        <chart:title svg:x="2.032cm" svg:y="0.24cm" chart:style-name="ch2">
          <text:p>Top 5 lojas que mais venderam no mês</text:p>
        </chart:title>
        <chart:plot-area chart:style-name="ch3" table:cell-range-address="Resultados.P3:Resultados.Q8" chart:data-source-has-labels="both" svg:x="0.269cm" svg:y="1.33cm" svg:width="12.912cm" svg:height="3.829cm">
          <chart:coordinate-region svg:x="6.244cm" svg:y="1.33cm" svg:width="6.937cm" svg:height="3.829cm"/>
          <chart:axis chart:dimension="x" chart:name="primary-x" chart:style-name="ch4" chartooo:axis-type="auto">
            <chartooo:date-scale/>
            <chart:categories table:cell-range-address="Resultados.P4:Resultados.P8"/>
          </chart:axis>
          <chart:axis chart:dimension="y" chart:name="primary-y" chart:style-name="ch5"/>
          <chart:series chart:style-name="ch6" chart:values-cell-range-address="Resultados.Q4:Resultados.Q8" chart:label-cell-address="Resultados.Q3:Resultados.Q3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</text:p>
                <draw:g>
                  <svg:desc>Resultados.Q3:Resultados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IYOKO CILEIDI JERY LTDA</text:p>
                <draw:g>
                  <svg:desc>Resultados.P4:Resultados.P8</svg:desc>
                </draw:g>
              </table:table-cell>
              <table:table-cell office:value-type="float" office:value="56">
                <text:p>56</text:p>
                <draw:g>
                  <svg:desc>Resultados.Q4:Resultados.Q8</svg:desc>
                </draw:g>
              </table:table-cell>
            </table:table-row>
            <table:table-row>
              <table:table-cell office:value-type="string">
                <text:p>CLAUDINEO JOZENAIDE LUYANE LTDA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GERRIVALDO ROSIELEN VALTEIDE LTDA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NILFA CID SILVANDRO LTDA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DO JUBERTH VALTUIDES LTDA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2f2f2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tacked="true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75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center">
        <chart:label-separator>
          <text:p>; </text:p>
        </chart:label-separator>
      </style:chart-properties>
      <style:graphic-properties draw:stroke="none" draw:fill-color="#176c83" fo:wrap-option="wrap"/>
      <style:text-properties fo:color="#ffffff" style:text-position="0% 100%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672cm" svg:height="5.264cm" xlink:href=".." xlink:type="simple" chart:class="chart:bar" chart:style-name="ch1">
        <chart:title svg:x="1.458cm" svg:y="0.24cm" chart:style-name="ch2">
          <text:p>Visitas ao site por dia da semana no mês</text:p>
        </chart:title>
        <chart:plot-area chart:style-name="ch3" table:cell-range-address="Resultados.T3:Resultados.U10" chart:data-source-has-labels="both" svg:x="0.253cm" svg:y="1.33cm" svg:width="12.166cm" svg:height="3.829cm">
          <chart:coordinate-region svg:x="0.253cm" svg:y="1.33cm" svg:width="12.166cm" svg:height="3.279cm"/>
          <chart:axis chart:dimension="x" chart:name="primary-x" chart:style-name="ch4" chartooo:axis-type="auto">
            <chartooo:date-scale/>
            <chart:categories table:cell-range-address="Resultados.T4:Resultados.T10"/>
          </chart:axis>
          <chart:axis chart:dimension="y" chart:name="primary-y" chart:style-name="ch5"/>
          <chart:series chart:style-name="ch6" chart:values-cell-range-address="Resultados.U4:Resultados.U10" chart:label-cell-address="Resultados.U3:Resultados.U3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tas</text:p>
                <draw:g>
                  <svg:desc>Resultados.U3:Resultados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ingo</text:p>
                <draw:g>
                  <svg:desc>Resultados.T4:Resultados.T10</svg:desc>
                </draw:g>
              </table:table-cell>
              <table:table-cell office:value-type="float" office:value="340">
                <text:p>340</text:p>
                <draw:g>
                  <svg:desc>Resultados.U4:Resultados.U10</svg:desc>
                </draw:g>
              </table:table-cell>
            </table:table-row>
            <table:table-row>
              <table:table-cell office:value-type="string">
                <text:p>segunda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terça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quarta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string">
                <text:p>quinta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string">
                <text:p>sexta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>
                <text:p>sábado</text:p>
              </table:table-cell>
              <table:table-cell office:value-type="float" office:value="3480">
                <text:p>34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